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6.65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32pt" style:font-size-complex="32pt"/>
    </style:style>
    <style:style style:name="P3" style:family="paragraph">
      <loext:graphic-properties draw:fill-color="#ffffff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y Format</text:p>
          </draw:text-box>
        </draw:frame>
        <draw:frame presentation:style-name="pr2" draw:text-style-name="P2" draw:layer="layout" svg:width="24.384cm" svg:height="12.325cm" svg:x="1.524cm" svg:y="3.101cm" presentation:class="subtitle" presentation:user-transformed="true">
          <draw:text-box>
            <text:p text:style-name="P1"><text:span text:style-name="T1">[</text:span></text:p>
            <text:p text:style-name="P1"><text:span text:style-name="T1"><text:tab/></text:span><text:span text:style-name="T1">{</text:span></text:p>
            <text:p text:style-name="P1"><text:span text:style-name="T1"><text:tab/></text:span><text:span text:style-name="T1">"id":2,"regimeId":"28861d0d-abae-4122-8d0f-13e206d565d3","parentId":"1111","regimeNick":"Պասիվ </text:span><text:span text:style-name="T1"><text:tab/></text:span><text:span text:style-name="T1"><text:tab/></text:span><text:span text:style-name="T1"><text:tab/></text:span><text:span text:style-name="T1"><text:tab/></text:span><text:span text:style-name="T1">Խումբ","d1":false,"d2":false,"d3":false,"d4":false,"d5":false,"d6":false,"d7":false,</text:span></text:p>
            <text:p text:style-name="P1"><text:span text:style-name="T1"><text:tab/></text:span><text:span text:style-name="T1">"nodes":[{"id":3,"childId":"aaa1","opened":false},{"id":5,"childId":"ccc1","opened":false}]</text:span></text:p>
            <text:p text:style-name="P1"><text:span text:style-name="T1"><text:tab/></text:span><text:span text:style-name="T1">},</text:span></text:p>
            <text:p text:style-name="P1"><text:span text:style-name="T1"><text:tab/></text:span><text:span text:style-name="T1">{</text:span></text:p>
            <text:p text:style-name="P1"><text:span text:style-name="T1"><text:tab/></text:span><text:span text:style-name="T1">"id":6,"regimeId":"aaa111","parentId":"1111","regimeNick":"actua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rup","regimeDescription":"myDescription","startDailyTime":{"hour":12,"minute":13,"second":0,"nano":0},"endDailyTime":</text:span><text:span text:style-name="T1"><text:tab/></text:span><text:span text:style-name="T1"><text:tab/></text:span><text:span text:style-name="T1">{"hour":16,"minute":33,"second":0,"nano":0},"d1":true,"d2":false,"d3":true,"d4":false,"d5":true,"d6":false,"d7":false,</text:span></text:p>
            <text:p text:style-name="P1"><text:span text:style-name="T1"><text:tab/></text:span><text:span text:style-name="T1">"nodes":[{"id":4,"nodeNick":"ff","childId":"bbb1","opened":false}]</text:span></text:p>
            <text:p text:style-name="P1"><text:span text:style-name="T1"><text:tab/></text:span><text:span text:style-name="T1">}</text:span></text:p>
            <text:p text:style-name="P1"><text:span text:style-name="T1">]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{"parentId":"A12", "nodes":[{"1":"o", "2":"c".....}]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4:01:45.984682600</meta:creation-date>
    <meta:editing-duration>PT29M11S</meta:editing-duration>
    <meta:editing-cycles>3</meta:editing-cycles>
    <meta:generator>LibreOffice/6.0.7.3$Linux_X86_64 LibreOffice_project/00m0$Build-3</meta:generator>
    <dc:date>2020-05-01T19:09:17.347824867</dc:date>
    <meta:document-statistic meta:object-count="25"/>
  </office:meta>
</office:document-meta>
</file>